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fill-color="#23ff23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cccc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weight-asian="normal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weight-asian="normal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81cm" svg:height="6.389cm" svg:x="1.283cm" svg:y="10.2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56cm" svg:height="1.806cm" svg:x="13.323cm" svg:y="3.428cm">
          <text:p text:style-name="P1">Ini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02cm" svg:height="1.851cm" svg:x="3.961cm" svg:y="3.382cm">
          <text:p text:style-name="P1">Init scri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41cm" svg:height="1.766cm" svg:x="3.342cm" svg:y="7.047cm">
          <text:p text:style-name="P1">App start scrip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09cm" svg:height="1.806cm" svg:x="12.873cm" svg:y="7.727cm">
          <text:p text:style-name="P1">App star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73cm" svg:height="1.633cm" svg:x="4.426cm" svg:y="10.819cm">
          <text:p text:style-name="P1">Httpd.conf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04cm" svg:height="1.499cm" svg:x="4.26cm" svg:y="13.78cm">
          <text:p text:style-name="P1">Conf.d/*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19cm" svg:height="1.5cm" svg:x="4.403cm" svg:y="17.306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7cm" svg:height="2.028cm" svg:x="12.688cm" svg:y="13.744cm">
          <text:p text:style-name="P1">Httpd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36cm" svg:height="1.896cm" svg:x="3.444cm" svg:y="20.472cm">
          <text:p text:style-name="P1">rotatelog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43cm" svg:height="1.72cm" svg:x="12.78cm" svg:y="21.179cm">
          <text:p text:style-name="P1">Rotatelo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895cm" svg:height="1.529cm" svg:x="3.426cm" svg:y="23.767cm">
          <text:p text:style-name="P1">Logs/*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054cm" svg:height="0.725cm" svg:x="1.935cm" svg:y="5.251cm">
          <draw:text-box>
            <text:p><text:span text:style-name="T1">system_u:object_r:libra_initrc_exec_t:s0</text:span></text:p>
          </draw:text-box>
        </draw:frame>
        <draw:frame draw:style-name="gr6" draw:layer="layout" svg:width="0.502cm" svg:height="1.187cm" svg:x="6.209cm" svg:y="6.38cm">
          <draw:text-box>
            <text:p/>
          </draw:text-box>
        </draw:frame>
        <draw:frame draw:style-name="gr6" draw:layer="layout" svg:width="0.502cm" svg:height="1.187cm" svg:x="6.209cm" svg:y="6.38cm">
          <draw:text-box>
            <text:p/>
          </draw:text-box>
        </draw:frame>
        <draw:frame draw:style-name="gr5" draw:text-style-name="P3" draw:layer="layout" svg:width="10.302cm" svg:height="0.725cm" svg:x="10.331cm" svg:y="5.295cm">
          <draw:text-box>
            <text:p><text:span text:style-name="T2">unconfined_u:system_r:libra_initrc_t:s0-s0:c0.c1023</text:span></text:p>
          </draw:text-box>
        </draw:frame>
        <draw:frame draw:style-name="gr5" draw:text-style-name="P3" draw:layer="layout" svg:width="9.744cm" svg:height="0.725cm" svg:x="1.148cm" svg:y="8.808cm">
          <draw:text-box>
            <text:p><text:span text:style-name="T2"><text:s/></text:span><text:span text:style-name="T2">unconfined_u:object_r:libra_var_lib_t:s0:c0,c500</text:span></text:p>
          </draw:text-box>
        </draw:frame>
        <draw:frame draw:style-name="gr5" draw:text-style-name="P3" draw:layer="layout" svg:width="8.346cm" svg:height="0.725cm" svg:x="11.94cm" svg:y="15.981cm">
          <draw:text-box>
            <text:p><text:span text:style-name="T2">unconfined_u:system_r:libra_t:s0:c0,c501</text:span></text:p>
          </draw:text-box>
        </draw:frame>
        <draw:frame draw:style-name="gr5" draw:text-style-name="P3" draw:layer="layout" svg:width="9.625cm" svg:height="0.725cm" svg:x="1.28cm" svg:y="15.461cm">
          <draw:text-box>
            <text:p><text:span text:style-name="T2">unconfined_u:object_r:libra_var_lib_t:s0:c0,c500</text:span></text:p>
          </draw:text-box>
        </draw:frame>
        <draw:frame draw:style-name="gr5" draw:text-style-name="P3" draw:layer="layout" svg:width="5.557cm" svg:height="0.725cm" svg:x="3.203cm" svg:y="12.483cm">
          <draw:text-box>
            <text:p><text:span text:style-name="T2">system_u:object_r:bin_t:s0</text:span></text:p>
          </draw:text-box>
        </draw:frame>
        <draw:frame draw:style-name="gr5" draw:text-style-name="P3" draw:layer="layout" svg:width="7.072cm" svg:height="0.725cm" svg:x="2.436cm" svg:y="18.954cm">
          <draw:text-box>
            <text:p><text:span text:style-name="T2">system_u:object_r:httpd_exec_t:s0</text:span></text:p>
          </draw:text-box>
        </draw:frame>
        <draw:frame draw:style-name="gr5" draw:text-style-name="P3" draw:layer="layout" svg:width="9.295cm" svg:height="0.725cm" svg:x="1.524cm" svg:y="22.376cm">
          <draw:text-box>
            <text:p><text:span text:style-name="T2"><text:s/></text:span><text:span text:style-name="T2">system_u:object_r:httpd_rotatelogs_exec_t:s0</text:span></text:p>
          </draw:text-box>
        </draw:frame>
        <draw:frame draw:style-name="gr5" draw:text-style-name="P3" draw:layer="layout" svg:width="10.302cm" svg:height="0.725cm" svg:x="10.437cm" svg:y="9.528cm">
          <draw:text-box>
            <text:p><text:span text:style-name="T2">unconfined_u:system_r:libra_initrc_t:s0-s0:c0.c1023</text:span></text:p>
          </draw:text-box>
        </draw:frame>
        <draw:frame draw:style-name="gr5" draw:layer="layout" svg:width="11.627cm" svg:height="0.962cm" svg:x="5.403cm" svg:y="1.605cm">
          <draw:text-box>
            <text:p>Libra user service labels and transitions</text:p>
          </draw:text-box>
        </draw:frame>
      </draw:page>
      <draw:page draw:name="page2" draw:style-name="dp1" draw:master-page-name="Default">
        <draw:custom-shape draw:style-name="gr2" draw:text-style-name="P4" draw:layer="layout" svg:width="5.473cm" svg:height="1.744cm" svg:x="2.965cm" svg:y="5.225cm">
          <text:p text:style-name="P4"><text:span text:style-name="T3">/etc/init.d/httpd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.321cm" svg:height="0.725cm" svg:x="1.541cm" svg:y="7.252cm">
          <draw:text-box>
            <text:p><text:span text:style-name="T2">system_u:object_r:httpd_initrc_exec_t:s0 </text:span></text:p>
          </draw:text-box>
        </draw:frame>
        <draw:frame draw:style-name="gr7" draw:text-style-name="P5" draw:layer="layout" svg:width="5.733cm" svg:height="0.963cm" svg:x="12.777cm" svg:y="8.99cm">
          <draw:text-box>
            <text:p text:style-name="P5"><text:span text:style-name="T4">unconfined_u:system_r:initrc_t:s0</text:span></text:p>
          </draw:text-box>
        </draw:frame>
        <draw:custom-shape draw:style-name="gr2" draw:text-style-name="P1" draw:layer="layout" svg:width="5.011cm" svg:height="1.683cm" svg:x="13.138cm" svg:y="7.186cm">
          <text:p text:style-name="P1">Init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8" draw:text-style-name="P1" draw:layer="layout" svg:width="7.838cm" svg:height="1.724cm" svg:x="1.982cm" svg:y="13.274cm">
          <text:p text:style-name="P1">/etc/httpd/conf/httpd.conf</text:p>
        </draw:rect>
        <draw:frame draw:style-name="gr5" draw:text-style-name="P3" draw:layer="layout" svg:width="8.169cm" svg:height="0.725cm" svg:x="1.817cm" svg:y="15.101cm">
          <draw:text-box>
            <text:p text:style-name="P3"><text:span text:style-name="T2">unconfined_u:object_r:httpd_config_t:s0 </text:span></text:p>
          </draw:text-box>
        </draw:frame>
        <draw:ellipse draw:style-name="gr9" draw:text-style-name="P1" draw:layer="layout" svg:width="4.991cm" svg:height="2.386cm" svg:x="13.048cm" svg:y="10.893cm">
          <text:p text:style-name="P1">Master httpd</text:p>
          <text:p text:style-name="P1">(root)</text:p>
        </draw:ellipse>
        <draw:frame draw:style-name="gr5" draw:text-style-name="P3" draw:layer="layout" svg:width="6.886cm" svg:height="0.725cm" svg:x="12.1cm" svg:y="13.441cm">
          <draw:text-box>
            <text:p><text:span text:style-name="T2">unconfined_u:system_r:httpd_t:s0</text:span></text:p>
          </draw:text-box>
        </draw:frame>
        <draw:ellipse draw:style-name="gr9" draw:text-style-name="P1" draw:layer="layout" svg:width="4.991cm" svg:height="2.386cm" svg:x="13.148cm" svg:y="15.922cm">
          <text:p text:style-name="P1">worker httpd</text:p>
          <text:p text:style-name="P1">(apache)</text:p>
        </draw:ellipse>
        <draw:frame draw:style-name="gr5" draw:text-style-name="P3" draw:layer="layout" svg:width="6.886cm" svg:height="0.725cm" svg:x="12.2cm" svg:y="18.37cm">
          <draw:text-box>
            <text:p><text:span text:style-name="T2">unconfined_u:system_r:httpd_t:s0</text:span></text:p>
          </draw:text-box>
        </draw:frame>
        <draw:rect draw:style-name="gr10" draw:text-style-name="P1" draw:layer="layout" svg:width="7.617cm" svg:height="2.445cm" svg:x="1.913cm" svg:y="17.944cm">
          <text:p text:style-name="P1">/var/log/httpd/</text:p>
          <text:p text:style-name="P1">access_log|error_log</text:p>
        </draw:rect>
        <draw:frame draw:style-name="gr5" draw:text-style-name="P3" draw:layer="layout" svg:width="7.483cm" svg:height="0.725cm" svg:x="1.88cm" svg:y="20.534cm">
          <draw:text-box>
            <text:p><text:span text:style-name="T2">unconfined_u:object_r:httpd_log_t:s0</text:span></text:p>
          </draw:text-box>
        </draw:frame>
        <draw:ellipse draw:style-name="gr9" draw:text-style-name="P1" draw:layer="layout" svg:width="5.432cm" svg:height="2.726cm" svg:x="13.088cm" svg:y="21.045cm">
          <text:p text:style-name="P1">Rotatelogs</text:p>
        </draw:ellipse>
        <draw:rect draw:style-name="gr9" draw:text-style-name="P1" draw:layer="layout" svg:width="6.435cm" svg:height="2.064cm" svg:x="2.606cm" svg:y="23.526cm">
          <text:p text:style-name="P1">/usr/sbin/rotatelogs</text:p>
        </draw:rect>
        <draw:rect draw:style-name="gr9" draw:text-style-name="P1" draw:layer="layout" svg:width="6.474cm" svg:height="1.684cm" svg:x="2.706cm" svg:y="9.495cm">
          <text:p text:style-name="P1">/usr/bin/httpd</text:p>
        </draw:rect>
        <draw:frame draw:style-name="gr5" draw:text-style-name="P3" draw:layer="layout" svg:width="7.072cm" svg:height="0.725cm" svg:x="2.373cm" svg:y="11.221cm">
          <draw:text-box>
            <text:p><text:span text:style-name="T2">system_u:object_r:httpd_exec_t:s0</text:span></text:p>
          </draw:text-box>
        </draw:frame>
        <draw:frame draw:style-name="gr5" draw:text-style-name="P3" draw:layer="layout" svg:width="9.176cm" svg:height="0.725cm" svg:x="1.332cm" svg:y="25.593cm">
          <draw:text-box>
            <text:p><text:span text:style-name="T2">system_u:object_r:httpd_rotatelogs_exec_t:s0</text:span></text:p>
          </draw:text-box>
        </draw:frame>
        <draw:frame draw:style-name="gr5" draw:text-style-name="P6" draw:layer="layout" svg:width="8.279cm" svg:height="0.683cm" svg:x="11.875cm" svg:y="24.032cm">
          <draw:text-box>
            <text:p><text:span text:style-name="T5">unconfined_u:system_r:httpd_rotatelogs_t:s0</text:span></text:p>
          </draw:text-box>
        </draw:frame>
        <draw:frame draw:style-name="gr5" draw:layer="layout" svg:width="12.69cm" svg:height="0.962cm" svg:x="4.484cm" svg:y="2.447cm">
          <draw:text-box>
            <text:p>Normal HTTP service labels and transi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Lamourine</meta:initial-creator>
    <meta:creation-date>2011-04-20T18:50:38</meta:creation-date>
    <dc:date>2011-04-21T12:15:26</dc:date>
    <dc:creator>Mark (LDAP/KRB5)</dc:creator>
    <meta:editing-duration>PT3H20M33S</meta:editing-duration>
    <meta:editing-cycles>5</meta:editing-cycles>
    <meta:generator>OpenOffice.org/3.3$Linux OpenOffice.org_project/330m20$Build-9567</meta:generator>
    <meta:document-statistic meta:object-count="43"/>
  </office:meta>
</office:document-meta>
</file>